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bestellungenDetails_23_0_23_bestellungen_23_0_23_positionen" style:display-name="bestellungenDetails#0#bestellungen#0#positionen" style:family="table">
      <style:table-properties style:width="6.6931in" table:align="margins" style:writing-mode="lr-tb"/>
    </style:style>
    <style:style style:name="bestellungenDetails_23_0_23_bestellungen_23_0_23_positionen.A" style:display-name="bestellungenDetails#0#bestellungen#0#positionen.A" style:family="table-column">
      <style:table-column-properties style:column-width="1.5486in" style:rel-column-width="15162*"/>
    </style:style>
    <style:style style:name="bestellungenDetails_23_0_23_bestellungen_23_0_23_positionen.B" style:display-name="bestellungenDetails#0#bestellungen#0#positionen.B" style:family="table-column">
      <style:table-column-properties style:column-width="0.6326in" style:rel-column-width="6196*"/>
    </style:style>
    <style:style style:name="bestellungenDetails_23_0_23_bestellungen_23_0_23_positionen.C" style:display-name="bestellungenDetails#0#bestellungen#0#positionen.C" style:family="table-column">
      <style:table-column-properties style:column-width="1.5014in" style:rel-column-width="14704*"/>
    </style:style>
    <style:style style:name="bestellungenDetails_23_0_23_bestellungen_23_0_23_positionen.D" style:display-name="bestellungenDetails#0#bestellungen#0#positionen.D" style:family="table-column">
      <style:table-column-properties style:column-width="1.5014in" style:rel-column-width="14703*"/>
    </style:style>
    <style:style style:name="bestellungenDetails_23_0_23_bestellungen_23_0_23_positionen.E" style:display-name="bestellungenDetails#0#bestellungen#0#positionen.E" style:family="table-column">
      <style:table-column-properties style:column-width="0.6799in" style:rel-column-width="6656*"/>
    </style:style>
    <style:style style:name="bestellungenDetails_23_0_23_bestellungen_23_0_23_positionen.F" style:display-name="bestellungenDetails#0#bestellungen#0#positionen.F" style:family="table-column">
      <style:table-column-properties style:column-width="0.8285in" style:rel-column-width="8114*"/>
    </style:style>
    <style:style style:name="bestellungenDetails_23_0_23_bestellungen_23_0_23_positionen.A1" style:display-name="bestellungenDetails#0#bestellungen#0#positionen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0.0626in"/>
          <style:tab-stop style:position="2.4063in"/>
          <style:tab-stop style:position="2.8437in"/>
          <style:tab-stop style:position="3.5035in"/>
        </style:tab-stops>
      </style:paragraph-properties>
      <style:text-properties style:font-name="Liberation Sans" officeooo:paragraph-rsid="000a1fbd"/>
    </style:style>
    <style:style style:name="P3" style:family="paragraph" style:parent-style-name="Standard">
      <style:paragraph-properties fo:margin-left="0in" fo:margin-right="0in" fo:margin-top="0.0075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5.1571in" style:type="right"/>
          <style:tab-stop style:position="5.9839in" style:type="right"/>
        </style:tab-stops>
      </style:paragraph-properties>
      <style:text-properties style:font-name="Liberation Sans" officeooo:paragraph-rsid="000c67f5"/>
    </style:style>
    <style:style style:name="P4" style:family="paragraph" style:parent-style-name="Standard">
      <style:paragraph-properties fo:margin-left="0in" fo:margin-right="0in" fo:margin-top="0.0465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0.0626in"/>
          <style:tab-stop style:position="1.1807in"/>
        </style:tab-stops>
      </style:paragraph-properties>
      <style:text-properties style:font-name="Liberation Sans" fo:font-size="12pt" officeooo:paragraph-rsid="000e5e66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weight="bold" style:font-weight-asian="bold" style:font-weight-complex="bold"/>
    </style:style>
    <style:style style:name="P6" style:family="paragraph" style:parent-style-name="Standard" style:master-page-name="Standard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 style:page-number="auto" style:vertical-align="auto" style:writing-mode="lr-tb">
        <style:tab-stops>
          <style:tab-stop style:position="0.0626in"/>
          <style:tab-stop style:position="2.4063in"/>
          <style:tab-stop style:position="2.8437in"/>
          <style:tab-stop style:position="3.5035in"/>
        </style:tab-stops>
      </style:paragraph-properties>
      <style:text-properties style:font-name="Liberation Sans" officeooo:paragraph-rsid="000a1fbd"/>
    </style:style>
    <style:style style:name="P7" style:family="paragraph" style:parent-style-name="Standard">
      <style:paragraph-properties fo:margin-left="0in" fo:margin-right="0in" fo:margin-top="0.2445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0.0626in"/>
          <style:tab-stop style:position="1.5626in"/>
          <style:tab-stop style:position="2.1874in"/>
          <style:tab-stop style:position="2.5209in" style:type="right"/>
          <style:tab-stop style:position="3.3016in" style:type="right"/>
          <style:tab-stop style:position="3.6898in"/>
          <style:tab-stop style:position="5.1571in" style:type="right"/>
          <style:tab-stop style:position="5.1909in"/>
          <style:tab-stop style:position="5.8772in"/>
          <style:tab-stop style:position="5.9839in" style:type="right"/>
        </style:tab-stops>
      </style:paragraph-properties>
      <style:text-properties style:font-name="Liberation Sans" officeooo:paragraph-rsid="000afe58"/>
    </style:style>
    <style:style style:name="P8" style:family="paragraph">
      <loext:graphic-properties draw:fill="none" draw:fill-color="#ffffff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P14" style:family="paragraph">
      <loext:graphic-properties draw:fill="none" draw:fill-color="#ffffff"/>
      <style:text-properties style:font-name="Liberation Sans" fo:font-weight="bold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18pt" fo:font-weight="bold" officeooo:rsid="000a1fbd" style:font-size-asian="18pt" style:font-weight-asian="bold" style:font-size-complex="18pt" style:font-weight-complex="bold"/>
    </style:style>
    <style:style style:name="T3" style:family="text">
      <style:text-properties fo:color="#000000" fo:font-size="18pt" fo:font-weight="bold" officeooo:rsid="002d7d2b" style:font-size-asian="18pt" style:font-weight-asian="bold" style:font-size-complex="18pt" style:font-weight-complex="bold"/>
    </style:style>
    <style:style style:name="T4" style:family="text">
      <style:text-properties fo:color="#000000" fo:font-size="10pt" fo:font-weight="bold" officeooo:rsid="000a1fb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bold" officeooo:rsid="00338cfb" style:font-size-asian="10pt" style:font-weight-asian="bold" style:font-size-complex="10pt" style:font-weight-complex="bold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000000" style:font-name="Arial" fo:font-size="12pt" fo:font-weight="bold" officeooo:rsid="000a1fbd" style:font-size-asian="12pt" style:font-weight-asian="bold" style:font-name-complex="Arial1" style:font-size-complex="12pt" style:font-weight-complex="bold"/>
    </style:style>
    <style:style style:name="T8" style:family="text">
      <style:text-properties fo:color="#000000" fo:font-weight="bold" officeooo:rsid="000a1fbd" style:font-weight-asian="bold" style:font-weight-complex="bold"/>
    </style:style>
    <style:style style:name="T9" style:family="text">
      <style:text-properties fo:color="#000000" fo:font-weight="bold" officeooo:rsid="000e5e66" style:font-weight-asian="bold" style:font-weight-complex="bold"/>
    </style:style>
    <style:style style:name="T10" style:family="text">
      <style:text-properties fo:color="#000000" fo:font-weight="bold" officeooo:rsid="000a1fbd" style:font-weight-asian="bold" style:font-name-complex="Arial1" style:font-weight-complex="bold"/>
    </style:style>
    <style:style style:name="T11" style:family="text">
      <style:text-properties style:font-name="Arial" fo:font-size="12pt" style:font-size-asian="12pt" style:font-name-complex="Arial1" style:font-size-complex="12pt"/>
    </style:style>
    <style:style style:name="T12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auto-grow-height="false" draw:fit-to-size="shrink-to-fit" fo:min-height="0.1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text:anchor-type="paragraph" draw:z-index="0" draw:name="entries.0.bestellungenDetails.0.datum | date: &quot;EEE, dd.MM.yyyy&quot;" draw:style-name="gr1" draw:text-style-name="P8" svg:width="2.5394in" svg:height="0.2886in" svg:x="2.328in" svg:y="-0.0043in"><draw:text-box><text:p><text:span text:style-name="T12">Datum</text:span></text:p></draw:text-box></draw:frame><text:span text:style-name="T1">Bestellung </text:span><text:span text:style-name="T3">vom</text:span><text:span text:style-name="T1">:</text:span><text:span text:style-name="T2"><text:tab/></text:span></text:p>
      <text:p text:style-name="P4"><draw:frame text:anchor-type="paragraph" draw:z-index="8" draw:name="entries.0.bestellungenDetails.0.lieferplanungId" draw:style-name="gr7" draw:text-style-name="P14" svg:width="1.9539in" svg:height="0.1925in" svg:x="2.0189in" svg:y="0.0575in"><draw:text-box><text:p><text:span text:style-name="T16">Lieferplanung</text:span></text:p></draw:text-box></draw:frame><text:span text:style-name="T9">Lieferplanung</text:span><text:span text:style-name="T8">:</text:span><text:span text:style-name="T10"><text:tab/></text:span></text:p>
      <text:p text:style-name="P7"><text:span text:style-name="T4">Produktname</text:span><text:span text:style-name="T7"><text:tab/></text:span><text:span text:style-name="T4">Anzahl</text:span><text:span text:style-name="T7"><text:tab/></text:span><text:span text:style-name="T4">Menge<text:tab/><text:tab/></text:span><text:span text:style-name="T5">Menge Total</text:span><text:span text:style-name="T7"><text:tab/><text:tab/></text:span><text:span text:style-name="T4">Preis</text:span><text:span text:style-name="T7"><text:tab/></text:span><text:span text:style-name="T4">Total</text:span></text:p>
      <text:section text:style-name="Sect1" text:name="entries">
        <text:p text:style-name="P2"><draw:frame text:anchor-type="paragraph" draw:z-index="1" draw:name="bestellungenDetails.0.produzent.name" draw:style-name="gr2" draw:text-style-name="P9" svg:width="2.0189in" svg:height="0.2606in" svg:x="0.1102in" svg:y="0.0484in"><draw:text-box><text:p><text:span text:style-name="T13">Produzent</text:span></text:p></draw:text-box></draw:frame></text:p>
        <text:p text:style-name="P2"/>
        <table:table table:name="bestellungenDetails#0#bestellungen#0#positionen" table:style-name="bestellungenDetails_23_0_23_bestellungen_23_0_23_positionen">
          <table:table-column table:style-name="bestellungenDetails_23_0_23_bestellungen_23_0_23_positionen.A"/>
          <table:table-column table:style-name="bestellungenDetails_23_0_23_bestellungen_23_0_23_positionen.B"/>
          <table:table-column table:style-name="bestellungenDetails_23_0_23_bestellungen_23_0_23_positionen.C"/>
          <table:table-column table:style-name="bestellungenDetails_23_0_23_bestellungen_23_0_23_positionen.D"/>
          <table:table-column table:style-name="bestellungenDetails_23_0_23_bestellungen_23_0_23_positionen.E"/>
          <table:table-column table:style-name="bestellungenDetails_23_0_23_bestellungen_23_0_23_positionen.F"/>
          <table:table-row>
            <table:table-cell table:style-name="bestellungenDetails_23_0_23_bestellungen_23_0_23_positionen.A1" office:value-type="string">
              <text:p text:style-name="P1"><draw:frame text:anchor-type="paragraph" draw:z-index="2" draw:name="produktBeschrieb" draw:style-name="gr3" draw:text-style-name="P10" svg:width="1.815in" svg:height="0.165in" svg:x="0.0902in" svg:y="0.0201in"><draw:text-box><text:p><text:span text:style-name="T14">Produkt</text:span></text:p></draw:text-box></draw:frame></text:p>
            </table:table-cell>
            <table:table-cell table:style-name="bestellungenDetails_23_0_23_bestellungen_23_0_23_positionen.A1" office:value-type="string">
              <text:p text:style-name="P1"><draw:frame text:anchor-type="paragraph" draw:z-index="3" draw:name="anzahl" draw:style-name="gr4" draw:text-style-name="P10" svg:width="0.5823in" svg:height="0.1795in" svg:x="0.0882in" svg:y="0.0217in"><draw:text-box><text:p><text:span text:style-name="T14">Anzahl</text:span></text:p></draw:text-box></draw:frame></text:p>
            </table:table-cell>
            <table:table-cell table:style-name="bestellungenDetails_23_0_23_bestellungen_23_0_23_positionen.A1" office:value-type="string">
              <text:p text:style-name="P1"><draw:frame text:anchor-type="paragraph" draw:z-index="4" draw:name="menge" draw:style-name="gr5" draw:text-style-name="P12" svg:width="0.9043in" svg:height="0.165in" svg:x="0.0882in" svg:y="0.0217in"><draw:text-box><text:p text:style-name="P11"><text:span text:style-name="T14">Menge</text:span></text:p></draw:text-box></draw:frame><draw:frame text:anchor-type="paragraph" draw:z-index="9" draw:name="einheit | replace: Kilogramm -&gt; kg, Stueck -&gt; Stk" draw:style-name="gr5" draw:text-style-name="P16" svg:width="0.5122in" svg:height="0.165in" svg:x="1.0571in" svg:y="0.0217in"><draw:text-box><text:p text:style-name="P15"><text:span text:style-name="T14">Einheit</text:span></text:p></draw:text-box></draw:frame></text:p>
            </table:table-cell>
            <table:table-cell table:style-name="bestellungenDetails_23_0_23_bestellungen_23_0_23_positionen.A1" office:value-type="string">
              <text:p text:style-name="P5"><draw:frame text:anchor-type="paragraph" draw:z-index="10" draw:name="mengeTotal" draw:style-name="gr5" draw:text-style-name="P12" svg:width="0.9043in" svg:height="0.165in" svg:x="0.0882in" svg:y="0.0217in"><draw:text-box><text:p text:style-name="P11"><text:span text:style-name="T14">MengeTotal</text:span></text:p></draw:text-box></draw:frame><draw:frame text:anchor-type="paragraph" draw:z-index="11" draw:name="einheit  | replace: Kilogramm -&gt; kg, Stueck -&gt; Stk" draw:style-name="gr5" draw:text-style-name="P16" svg:width="0.5122in" svg:height="0.165in" svg:x="1.0571in" svg:y="0.0217in"><draw:text-box><text:p text:style-name="P15"><text:span text:style-name="T14">Einheit</text:span></text:p></draw:text-box></draw:frame></text:p>
            </table:table-cell>
            <table:table-cell table:style-name="bestellungenDetails_23_0_23_bestellungen_23_0_23_positionen.A1" office:value-type="string">
              <text:p text:style-name="P1"><draw:frame text:anchor-type="paragraph" draw:z-index="5" draw:name="preisEinheit" draw:style-name="gr5" draw:text-style-name="P13" svg:width="0.5232in" svg:height="0.165in" svg:x="0.0882in" svg:y="0.0217in"><draw:text-box><text:p text:style-name="P11"><text:span text:style-name="T15">Preis</text:span></text:p></draw:text-box></draw:frame></text:p>
            </table:table-cell>
            <table:table-cell table:style-name="bestellungenDetails_23_0_23_bestellungen_23_0_23_positionen.A1" office:value-type="string">
              <text:p text:style-name="P1"><draw:frame text:anchor-type="paragraph" draw:z-index="6" draw:name="preis" draw:style-name="gr5" draw:text-style-name="P13" svg:width="0.6594in" svg:height="0.165in" svg:x="0.0882in" svg:y="0.0217in"><draw:text-box><text:p text:style-name="P11"><text:span text:style-name="T15">Total</text:span></text:p></draw:text-box></draw:frame></text:p>
            </table:table-cell>
          </table:table-row>
        </table:table>
        <text:p text:style-name="P3"><draw:frame text:anchor-type="paragraph" draw:z-index="7" draw:name="bestellungenDetails.0.bestellungen.0.totalNachAbzugAdminProzente" draw:style-name="gr6" draw:text-style-name="P12" svg:width="0.9031in" svg:height="0.1606in" svg:x="5.6992in" svg:y="0.0516in"><draw:text-box><text:p text:style-name="P11"><text:span text:style-name="T14">Total</text:span></text:p></draw:text-box></draw:frame><text:span text:style-name="T11"><text:tab/></text:span><text:span text:style-name="T6">Rechnungsbetrag (- 15%)</text:span><text:span text:style-name="T11"><text:tab/></text:span></text:p>
        <text:p text:style-name="P2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5-03T15:50:39.076966374</meta:creation-date>
    <meta:generator>LibreOffice/5.1.6.2$Linux_X86_64 LibreOffice_project/10m0$Build-2</meta:generator>
    <dc:date>2017-05-16T13:35:06.047214276</dc:date>
    <dc:creator>Thomas Rawyler</dc:creator>
    <meta:editing-duration>PT18H4M7S</meta:editing-duration>
    <meta:editing-cycles>29</meta:editing-cycles>
    <meta:document-statistic meta:table-count="1" meta:image-count="0" meta:object-count="0" meta:page-count="1" meta:paragraph-count="4" meta:word-count="13" meta:character-count="106" meta:non-whitespace-character-count="91"/>
  </office:meta>
</office:document-meta>
</file>